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53cm" svg:height="3.733cm" draw:transform="rotate (0.0977384381116825) translate (4.37934909143469cm 4.42776862169704cm)" svg:viewBox="0 0 2531 3734" svg:d="M833 2c761 269 1711 725 1698 2059-14 1334-1125 2113-2450 1408-313-167 374-866 515-738 564 508 1320 339 1296-412-23-751-646-1401-1467-1613-125-49 279-743 408-704z">
          <text:p/>
        </draw:path>
        <draw:path draw:style-name="gr1" draw:text-style-name="P1" draw:layer="layout" svg:width="3.987cm" svg:height="6.356cm" draw:transform="skewX (0.00052359877559829) rotate (0.0982620368872808) translate (2.28030002663345cm 2.38967906894405cm)" svg:viewBox="0 0 3988 6357" svg:d="M2324 0c704-11 1561 272 1656 1127 95 857-653 1637-1523 1811-87 10-71-652 48-682 633-165 1095-585 685-1074-410-490-1057-588-1627-336-571 251-428 700-509 1623-82 924-311 2869-323 3644-10 197-758 345-730 158 57-692 425-3123 470-4470 46-1347 1147-1788 1853-1801z">
          <text:p/>
        </draw:path>
        <draw:path draw:style-name="gr2" draw:text-style-name="P1" draw:layer="layout" svg:width="0.835cm" svg:height="0.55cm" draw:transform="skewX (-0.0013962634015955) rotate (-2.15705242253979) translate (5.50503264294213cm 4.5135983539642cm)" svg:viewBox="0 0 836 551" svg:d="M434 549c171-16 339-143 390-251 50-108-64-201-193-254-130-52-268-66-432 3-162 69-262 183-153 322 109 138 217 195 388 180z">
          <text:p/>
        </draw:path>
        <draw:path draw:style-name="gr3" draw:text-style-name="P1" draw:layer="layout" svg:width="0.903cm" svg:height="0.661cm" draw:transform="rotate (-2.15757602131539) translate (3.73099110710377cm 8.4106151038323cm)" svg:viewBox="0 0 904 662" svg:d="M527 644c137-64 329-219 367-368 35-139-27-185-184-242-156-57-351-32-459-3-277 72-309 187-173 370 136 181 313 308 449 243z">
          <text:p/>
        </draw:path>
        <draw:path draw:style-name="gr3" draw:text-style-name="P1" draw:layer="layout" svg:width="0.903cm" svg:height="0.661cm" draw:transform="rotate (-2.15757602131539) translate (5.42899110710376cm 7.213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30:41.001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